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D0000036608EA1594F564288B.png" manifest:media-type="image/png"/>
  <manifest:file-entry manifest:full-path="Pictures/10000001000001FA000000FCD55AC11A85DF21DE.png" manifest:media-type="image/png"/>
  <manifest:file-entry manifest:full-path="Pictures/100000010000035C00000292B6B04ED7AE05DA44.png" manifest:media-type="image/png"/>
  <manifest:file-entry manifest:full-path="Pictures/10000001000001FA000000FCEC05B6FB08B26C9A.png" manifest:media-type="image/png"/>
  <manifest:file-entry manifest:full-path="Pictures/10000001000001FA000000FCA1EF99E4305C4355.png" manifest:media-type="image/png"/>
  <manifest:file-entry manifest:full-path="Pictures/100000010000025C000002051F472FA57103010A.png" manifest:media-type="image/png"/>
  <manifest:file-entry manifest:full-path="Pictures/100000010000034700000218112F38173E6BA61F.png" manifest:media-type="image/png"/>
  <manifest:file-entry manifest:full-path="Pictures/10000001000003460000010941FA25955363FE9A.png" manifest:media-type="image/png"/>
  <manifest:file-entry manifest:full-path="Pictures/1000000100000333000001F06C7771F6C2243BF5.png" manifest:media-type="image/png"/>
  <manifest:file-entry manifest:full-path="Pictures/100000010000029C000001B94FF0C6F8CFB7EB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51df" officeooo:paragraph-rsid="000651df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 Iftikhar </text:p>
      <text:p text:style-name="P1">2022341</text:p>
      <text:p text:style-name="P1">Data Science</text:p>
      <text:p text:style-name="P1">Dev OPS Lab_MiD</text:p>
      <text:p text:style-name="P1"/>
      <text:p text:style-name="P1"/>
      <text:p text:style-name="P1"><draw:frame draw:style-name="fr1" draw:name="Image2" text:anchor-type="char" svg:x="0.2083in" svg:y="0.1346in" svg:width="5.639in" svg:height="3.722in" draw:z-index="1"><draw:image xlink:href="Pictures/100000010000029C000001B94FF0C6F8CFB7EB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0138in" svg:y="0.1929in" svg:width="6.6929in" svg:height="4.0528in" draw:z-index="2"><draw:image xlink:href="Pictures/1000000100000333000001F06C7771F6C2243BF5.png" xlink:type="simple" xlink:show="embed" xlink:actuate="onLoad" draw:mime-type="image/png"/></draw:frame></text:p>
      <text:p text:style-name="P1"><text:soft-page-break/></text:p>
      <text:p text:style-name="P1"><draw:frame draw:style-name="fr1" draw:name="Image1" text:anchor-type="char" svg:x="0.1807in" svg:y="0.1764in" svg:width="6.6929in" svg:height="4.2756in" draw:z-index="0"><draw:image xlink:href="Pictures/100000010000034700000218112F38173E6BA61F.png" xlink:type="simple" xlink:show="embed" xlink:actuate="onLoad" draw:mime-type="image/png"/></draw:frame></text:p>
      <text:p text:style-name="P1"><draw:frame draw:style-name="fr1" draw:name="Image4" text:anchor-type="char" svg:x="0.3535in" svg:y="0.3799in" svg:width="6.2917in" svg:height="5.3854in" draw:z-index="3"><draw:image xlink:href="Pictures/100000010000025C000002051F472FA57103010A.png" xlink:type="simple" xlink:show="embed" xlink:actuate="onLoad" draw:mime-type="image/png"/></draw:frame></text:p>
      <text:p text:style-name="P1"><draw:frame draw:style-name="fr1" draw:name="Image5" text:anchor-type="char" svg:x="0.711in" svg:y="-0.0071in" svg:width="5.2709in" svg:height="2.6252in" draw:z-index="4"><draw:image xlink:href="Pictures/10000001000001FA000000FCEC05B6FB08B26C9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ge6" text:anchor-type="char" svg:x="0.4445in" svg:y="0.1752in" svg:width="6.6929in" svg:height="5.1209in" draw:z-index="5"><draw:image xlink:href="Pictures/100000010000035C00000292B6B04ED7AE05DA4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7" text:anchor-type="char" svg:x="0.628in" svg:y="-0.0472in" svg:width="5.2709in" svg:height="2.6252in" draw:z-index="6"><draw:image xlink:href="Pictures/10000001000001FA000000FCA1EF99E4305C435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0.7874in" svg:y="0.2055in" svg:width="6.6929in" svg:height="2.1161in" draw:z-index="8"><draw:image xlink:href="Pictures/10000001000003460000010941FA25955363FE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0.3917in" svg:y="0.0709in" svg:width="5.2709in" svg:height="2.6252in" draw:z-index="7"><draw:image xlink:href="Pictures/10000001000001FA000000FCD55AC11A85DF21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0" text:anchor-type="char" svg:x="1.4346in" svg:y="0.0146in" svg:width="3.3016in" svg:height="4.1925in" draw:z-index="9"><draw:image xlink:href="Pictures/10000001000002AD0000036608EA1594F56428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9:54:47.837652338</meta:creation-date>
    <dc:date>2025-03-19T10:09:04.187612312</dc:date>
    <meta:editing-duration>PT4M6S</meta:editing-duration>
    <meta:editing-cycles>1</meta:editing-cycles>
    <meta:document-statistic meta:table-count="0" meta:image-count="10" meta:object-count="0" meta:page-count="5" meta:paragraph-count="4" meta:word-count="8" meta:character-count="47" meta:non-whitespace-character-count="42"/>
    <meta:generator>LibreOffice/7.3.7.2$Linux_X86_64 LibreOffice_project/30$Build-2</meta:generator>
  </office:meta>
</office:document-meta>
</file>